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4.79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0001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number-columns-repeated="2"/>
          <table:table-cell table:style-name="ce6" office:value-type="date" office:date-value="2022-01-04T12:50:08.49">
            <text:p>0104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계단 아래 옹벽서. &lt;1&gt; 체육관 울타리에서 나왔다. &lt;2&gt; 하지만, 나온 때엔 이미 미케가 거의 계단 남 쪽 나무 뿌리까지 오고 있었다. (2) 마사지 때 크로가 미케에게 돌진하고 잡고 하려고 한다. 공격하고 있다. &lt;2&gt; 나는 그래서 크로의 뒷다리를 가볍게 두드린다. &lt;3&gt; 크로는 나에서 떠러, 결국 옹벽으로 돌아가고 시작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trzec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2&gt; ja napisałem w ostatnim pamiętniku, kształt ust, to jak dolina. (2) Prawdopodobnie, pamięć mięśniowa nie jest jeszcze wystarczająco rozróżniona dla tej konkretnej dziur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4T13:02:42.79">
            <text:p>0104 <text:s/>130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4T13:02:42.79">
            <text:p>0104 <text:s/>1302</text:p>
          </table:table-cell>
          <table:table-cell table:style-name="ce7" table:formula="of:=NOW()" office:value-type="date" office:date-value="2022-01-04T13:02:42.79">
            <text:p>0104 <text:s/>1302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4T13:02:42.79">
            <text:p>0104 <text:s/>1302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2022/01/04</text:date>, <text:time>13:02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4T13:02:42.34</dc:date>
    <dc:creator>iwabuchi ken</dc:creator>
    <meta:editing-duration>P10DT21H40M35S</meta:editing-duration>
    <meta:editing-cycles>1587</meta:editing-cycles>
    <meta:generator>OpenOffice/4.1.3$Win32 OpenOffice.org_project/413m1$Build-9783</meta:generator>
    <meta:document-statistic meta:table-count="1" meta:cell-count="231" meta:object-count="0"/>
  </office:meta>
</office:document-meta>
</file>